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f6f6" officeooo:paragraph-rsid="0000f6f6"/>
    </style:style>
    <style:style style:name="P2" style:family="paragraph" style:parent-style-name="Standard">
      <style:text-properties fo:language="fr" fo:country="FR" officeooo:rsid="0001848c" officeooo:paragraph-rsid="0001848c"/>
    </style:style>
    <style:style style:name="P3" style:family="paragraph" style:parent-style-name="Standard">
      <style:text-properties fo:language="fr" fo:country="FR" officeooo:rsid="00037955" officeooo:paragraph-rsid="00037955"/>
    </style:style>
    <style:style style:name="P4" style:family="paragraph" style:parent-style-name="Standard">
      <style:text-properties fo:language="fr" fo:country="FR" officeooo:rsid="0003ac89" officeooo:paragraph-rsid="0003ac89"/>
    </style:style>
    <style:style style:name="T1" style:family="text">
      <style:text-properties officeooo:rsid="0001848c"/>
    </style:style>
    <style:style style:name="T2" style:family="text">
      <style:text-properties officeooo:rsid="0003ac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e l'application : </text:p>
      <text:p text:style-name="P1"/>
      <text:p text:style-name="P1">1. Lancer Python</text:p>
      <text:p text:style-name="P1">a) Dans Python, ouvrir le fichier « Pluviometrie.py » (RQ : ne pas l'exécuter tout de suite!)</text:p>
      <text:p text:style-name="P1">b) Dans le menu Exécution, cliquer sur « Configuration par fichier » (ou Ctrl+F6)</text:p>
      <text:p text:style-name="P1">c) Dans la partie « Console », sélectionner « Exécuter dans une nouvelle console dédiée » puis « OK »</text:p>
      <text:p text:style-name="P1">d) Exécuter le fichier (F5) pour lancer le serveur</text:p>
      <text:p text:style-name="P1"/>
      <text:p text:style-name="P1">2. Tout en veillant à ne pas fermer Python ou la console dans laquelle s'exécute le fichier, réaliser les opérations suivantes.</text:p>
      <text:p text:style-name="P1"/>
      <text:p text:style-name="P1">3. Dans le dossier « client » qui se trouve dans le dossier « Pluviometrie-master », <text:span text:style-name="T1">double-cliquer sur le document « index »</text:span></text:p>
      <text:p text:style-name="P2">3bis. Ouvrir un navigateur internet (Mozilla par exemple), et rentrer dans la barre d'adresse « http://localhost:8081/index.html »</text:p>
      <text:p text:style-name="P1"/>
      <text:p text:style-name="P1"/>
      <text:p text:style-name="P3">Fonctionnement (Cahier des charges fonctionnel)</text:p>
      <text:p text:style-name="P3"/>
      <text:p text:style-name="P3">Carte glissante, sur laquelle sont placés des marqueurs pour indiquer la position des stations</text:p>
      <text:p text:style-name="P3">Possibilité de zoom avant/arrière</text:p>
      <text:p text:style-name="P3">Lorsqu'on clique sur un marqueur, le nom de la station s'affiche sur la carte, et le graphe de la pluviométrie est affiché plus bas</text:p>
      <text:p text:style-name="P3">L'utilisateur peut choisir la date de début et de fin d'affichage des données. En cas d'erreur <text:span text:style-name="T2">(date de début plus récente que date de fin), la plage des dates retenue sera 'date de début sélectionnée' jusqu'à 'date maximale possible'.</text:span></text:p>
      <text:p text:style-name="P4">L'utilisateur peut choisir de comparer les données de la station sélectionnée grâce au marqueur avec les données d'une autre station, qu'il choisit dans un menu déroula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49:25.431000000</meta:creation-date>
    <dc:date>2019-01-11T17:20:50.626000000</dc:date>
    <meta:editing-duration>PT41S</meta:editing-duration>
    <meta:editing-cycles>1</meta:editing-cycles>
    <meta:document-statistic meta:table-count="0" meta:image-count="0" meta:object-count="0" meta:page-count="1" meta:paragraph-count="15" meta:word-count="240" meta:character-count="1466" meta:non-whitespace-character-count="1240"/>
    <meta:generator>LibreOffice/5.0.1.2$Windows_x86 LibreOffice_project/81898c9f5c0d43f3473ba111d7b351050be20261</meta:generator>
  </office:meta>
</office:document-meta>
</file>